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ReaderSamplerGui.modifyTestElement( TestElement 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ilReader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Reader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Gui.configure( Test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ailReaderSamplerGui.ini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ReaderSamplerGui.MailReader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ReaderSamplerGui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MailReaderSamplerGui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ReaderSamplerGui.stateChanged( Chang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Reader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